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0ffff" draw:opacity="100%" draw:textarea-horizontal-align="justify" draw:textarea-vertical-align="bottom" draw:auto-grow-height="false" fo:min-height="4.711cm" fo:min-width="16.899cm"/>
    </style:style>
    <style:style style:name="gr2" style:family="graphic" style:parent-style-name="standard">
      <style:graphic-properties draw:fill-color="#c2e0ae" draw:textarea-horizontal-align="justify" draw:textarea-vertical-align="middle" draw:auto-grow-height="false" fo:min-height="1.546cm" fo:min-width="1.656cm"/>
    </style:style>
    <style:style style:name="gr3" style:family="graphic" style:parent-style-name="objectwithoutfill">
      <style:graphic-properties svg:stroke-width="0.081cm" draw:marker-start-width="0.322cm" draw:marker-end="Arrow" draw:marker-end-width="0.422cm" draw:fill="none" draw:textarea-vertical-align="bottom" fo:padding-top="0.166cm" fo:padding-bottom="0.166cm" fo:padding-left="0.291cm" fo:padding-right="0.291cm"/>
    </style:style>
    <style:style style:name="gr4" style:family="graphic" style:parent-style-name="standard">
      <style:graphic-properties draw:fill-color="#ffe5ca" draw:textarea-horizontal-align="justify" draw:textarea-vertical-align="middle" draw:auto-grow-height="false" fo:min-height="1.02cm" fo:min-width="1.151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standard">
      <style:graphic-properties draw:fill-color="#faa61a" draw:textarea-horizontal-align="justify" draw:textarea-vertical-align="middle" draw:auto-grow-height="false" fo:min-height="5.338cm" fo:min-width="2.04cm"/>
    </style:style>
    <style:style style:name="gr7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fill-color="#f0ffff" draw:opacity="100%" draw:textarea-horizontal-align="justify" draw:textarea-vertical-align="top" draw:auto-grow-height="false" fo:min-height="4.195cm" fo:min-width="16.899cm"/>
    </style:style>
    <style:style style:name="gr9" style:family="graphic" style:parent-style-name="standard">
      <style:graphic-properties draw:fill-color="#f7a19a" draw:textarea-horizontal-align="justify" draw:textarea-vertical-align="middle" draw:auto-grow-height="false" fo:min-height="1.02cm" fo:min-width="1.15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5.58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5.729cm"/>
    </style:style>
    <style:style style:name="gr12" style:family="graphic" style:parent-style-name="standard">
      <style:graphic-properties draw:fill-color="#dfcce4" draw:textarea-horizontal-align="justify" draw:textarea-vertical-align="middle" draw:auto-grow-height="false" fo:min-height="5.338cm" fo:min-width="2.0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.162cm"/>
    </style:style>
    <style:style style:name="gr14" style:family="graphic" style:parent-style-name="standard">
      <style:graphic-properties svg:stroke-width="0.106cm" svg:stroke-color="#ed1c24" draw:marker-start-width="0.359cm" draw:marker-end-width="0.359cm" draw:fill="none" draw:textarea-horizontal-align="justify" draw:textarea-vertical-align="middle" draw:auto-grow-height="false" fo:min-height="4.943cm" fo:min-width="2.741cm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-color="#f0ffff" draw:opacity="100%"/>
      <style:paragraph-properties fo:text-align="center"/>
      <style:text-properties fo:font-weight="bold"/>
    </style:style>
    <style:style style:name="P3" style:family="paragraph">
      <loext:graphic-properties draw:fill-color="#c2e0ae"/>
      <style:paragraph-properties fo:text-align="center"/>
      <style:text-properties fo:font-weight="bold"/>
    </style:style>
    <style:style style:name="P4" style:family="paragraph">
      <loext:graphic-properties draw:fill="none"/>
      <style:paragraph-properties fo:text-align="center"/>
      <style:text-properties fo:font-weight="bold"/>
    </style:style>
    <style:style style:name="P5" style:family="paragraph">
      <loext:graphic-properties draw:fill-color="#ffe5ca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/>
    </style:style>
    <style:style style:name="P7" style:family="paragraph">
      <loext:graphic-properties draw:fill-color="#faa61a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7a19a"/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text-properties style:font-name="Roboto" fo:font-size="22pt" fo:font-weight="bold" fo:background-color="#fff200" style:font-size-asian="22pt" style:font-size-complex="22pt"/>
    </style:style>
    <style:style style:name="P11" style:family="paragraph">
      <loext:graphic-properties draw:fill-color="#dfcce4"/>
      <style:paragraph-properties fo:text-align="center"/>
    </style:style>
    <style:style style:name="P12" style:family="paragraph">
      <style:paragraph-properties fo:margin-left="0.254cm" fo:margin-right="0cm" fo:text-indent="0cm"/>
    </style:style>
    <style:style style:name="P13" style:family="paragraph">
      <loext:graphic-properties draw:fill="none" draw:fill-color="#ffffff"/>
      <style:paragraph-properties fo:margin-left="0.254cm" fo:margin-right="0cm" fo:text-indent="0cm"/>
      <style:text-properties fo:font-size="44pt" fo:font-weight="bold" style:font-size-asian="44pt" style:font-size-complex="44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Roboto" fo:font-size="22pt" fo:font-weight="bold" fo:background-color="#fff200" style:font-size-asian="22pt" style:font-size-complex="22pt"/>
    </style:style>
    <style:style style:name="T4" style:family="text">
      <style:text-properties fo:font-size="44pt" fo:font-weight="bold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399cm" svg:height="4.961cm" svg:x="1.381cm" svg:y="4.486cm">
          <text:p text:style-name="P1"><text:span text:style-name="T1">Encod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048cm" svg:height="2.54cm" svg:x="3.41cm" svg:y="5.437cm">
          <text:p text:style-name="P1"><text:span text:style-name="T1">RN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.378cm" svg:y1="6.58cm" svg:x2="3.029cm" svg:y2="6.58cm">
          <text:p/>
        </draw:line>
        <draw:custom-shape draw:style-name="gr4" draw:text-style-name="P5" draw:layer="layout" svg:width="1.651cm" svg:height="1.27cm" svg:x="4.121cm" svg:y="1.354cm">
          <text:p text:style-name="P1"><text:span text:style-name="T2">x1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.778cm" svg:height="0.962cm" svg:x="1.251cm" svg:y="5.564cm">
          <draw:text-box>
            <text:p><text:span text:style-name="T1">h1</text:span></text:p>
          </draw:text-box>
        </draw:frame>
        <draw:custom-shape draw:style-name="gr2" draw:text-style-name="P3" draw:layer="layout" svg:width="3.048cm" svg:height="2.54cm" svg:x="9.033cm" svg:y="5.41cm">
          <text:p text:style-name="P1"><text:span text:style-name="T1">RN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7.001cm" svg:y1="6.553cm" svg:x2="8.652cm" svg:y2="6.553cm">
          <text:p/>
        </draw:line>
        <draw:custom-shape draw:style-name="gr4" draw:text-style-name="P5" draw:layer="layout" svg:width="1.651cm" svg:height="1.27cm" svg:x="9.327cm" svg:y="1.268cm">
          <text:p text:style-name="P1"><text:span text:style-name="T2">x2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.778cm" svg:height="0.962cm" svg:x="6.874cm" svg:y="5.537cm">
          <draw:text-box>
            <text:p><text:span text:style-name="T1">h2</text:span></text:p>
          </draw:text-box>
        </draw:frame>
        <draw:custom-shape draw:style-name="gr2" draw:text-style-name="P3" xml:id="id1" draw:id="id1" draw:layer="layout" svg:width="3.048cm" svg:height="2.54cm" svg:x="14.412cm" svg:y="5.437cm">
          <text:p text:style-name="P1"><text:span text:style-name="T1">RN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2.38cm" svg:y1="6.58cm" svg:x2="14.031cm" svg:y2="6.58cm">
          <text:p/>
        </draw:line>
        <draw:custom-shape draw:style-name="gr4" draw:text-style-name="P5" draw:layer="layout" svg:width="1.651cm" svg:height="1.27cm" svg:x="14.716cm" svg:y="1.346cm">
          <text:p text:style-name="P1"><text:span text:style-name="T2">x3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.778cm" svg:height="0.962cm" svg:x="12.253cm" svg:y="5.564cm">
          <draw:text-box>
            <text:p><text:span text:style-name="T1">h3</text:span></text:p>
          </draw:text-box>
        </draw:frame>
        <draw:custom-shape draw:style-name="gr6" draw:text-style-name="P7" xml:id="id2" draw:id="id2" draw:layer="layout" svg:width="2.54cm" svg:height="5.588cm" svg:x="20.177cm" svg:y="9.263cm">
          <text:p text:style-name="P1">Encoded</text:p>
          <text:p text:style-name="P1">Vector</text:p>
          <draw:enhanced-geometry svg:viewBox="0 0 21600 21600" draw:type="rectangle" draw:enhanced-path="M 0 0 L 21600 0 21600 21600 0 21600 0 0 Z N"/>
        </draw:custom-shape>
        <draw:connector draw:style-name="gr7" draw:text-style-name="P8" draw:layer="layout" svg:x1="17.46cm" svg:y1="6.707cm" svg:x2="21.447cm" svg:y2="9.263cm" draw:start-shape="id1" draw:start-glue-point="10" draw:end-shape="id2" draw:end-glue-point="0" svg:d="M17460 6707h3987v2556" svg:viewBox="0 0 3988 2557">
          <text:p/>
        </draw:connector>
        <draw:custom-shape draw:style-name="gr8" draw:text-style-name="P2" xml:id="id3" draw:id="id3" draw:layer="layout" svg:width="17.399cm" svg:height="4.445cm" svg:x="1.762cm" svg:y="13.4cm">
          <text:p text:style-name="P1"><text:span text:style-name="T1">Decoder</text:span></text:p>
          <draw:enhanced-geometry svg:viewBox="0 0 21600 21600" draw:type="rectangle" draw:enhanced-path="M 0 0 L 21600 0 21600 21600 0 21600 0 0 Z N"/>
        </draw:custom-shape>
        <draw:connector draw:style-name="gr7" draw:text-style-name="P8" draw:layer="layout" svg:x1="21.447cm" svg:y1="14.851cm" svg:x2="19.161cm" svg:y2="15.622cm" draw:start-shape="id2" draw:start-glue-point="2" draw:end-shape="id3" svg:d="M21447 14851v771h-2286" svg:viewBox="0 0 2287 772">
          <text:p/>
        </draw:connector>
        <draw:line draw:style-name="gr7" draw:text-style-name="P8" draw:layer="layout" svg:x1="4.937cm" svg:y1="2.651cm" svg:x2="4.937cm" svg:y2="4.937cm">
          <text:p/>
        </draw:line>
        <draw:line draw:style-name="gr7" draw:text-style-name="P8" draw:layer="layout" svg:x1="10.271cm" svg:y1="2.651cm" svg:x2="10.271cm" svg:y2="4.937cm">
          <text:p/>
        </draw:line>
        <draw:line draw:style-name="gr7" draw:text-style-name="P8" draw:layer="layout" svg:x1="15.732cm" svg:y1="2.651cm" svg:x2="15.732cm" svg:y2="4.937cm">
          <text:p/>
        </draw:line>
        <draw:custom-shape draw:style-name="gr2" draw:text-style-name="P3" draw:layer="layout" svg:width="3.048cm" svg:height="2.54cm" svg:x="14.081cm" svg:y="14.462cm">
          <text:p text:style-name="P1"><text:span text:style-name="T1">RN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3.048cm" svg:height="2.54cm" svg:x="8.493cm" svg:y="14.589cm">
          <text:p text:style-name="P1"><text:span text:style-name="T1">RN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8" draw:layer="layout" svg:x1="13.573cm" svg:y1="15.732cm" svg:x2="11.795cm" svg:y2="15.732cm">
          <text:p/>
        </draw:line>
        <draw:custom-shape draw:style-name="gr2" draw:text-style-name="P3" draw:layer="layout" svg:width="3.048cm" svg:height="2.54cm" svg:x="3.032cm" svg:y="14.716cm">
          <text:p text:style-name="P1"><text:span text:style-name="T1">RN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8" draw:layer="layout" svg:x1="7.985cm" svg:y1="15.859cm" svg:x2="6.207cm" svg:y2="15.859cm">
          <text:p/>
        </draw:line>
        <draw:line draw:style-name="gr7" draw:text-style-name="P8" draw:layer="layout" svg:x1="15.478cm" svg:y1="17.51cm" svg:x2="15.478cm" svg:y2="19.288cm">
          <text:p/>
        </draw:line>
        <draw:line draw:style-name="gr7" draw:text-style-name="P8" draw:layer="layout" svg:x1="9.978cm" svg:y1="17.49cm" svg:x2="9.978cm" svg:y2="19.268cm">
          <text:p/>
        </draw:line>
        <draw:line draw:style-name="gr7" draw:text-style-name="P8" draw:layer="layout" svg:x1="4.578cm" svg:y1="17.49cm" svg:x2="4.578cm" svg:y2="19.268cm">
          <text:p/>
        </draw:line>
        <draw:custom-shape draw:style-name="gr9" draw:text-style-name="P9" draw:layer="layout" svg:width="1.651cm" svg:height="1.27cm" svg:x="14.589cm" svg:y="19.415cm">
          <text:p text:style-name="P1"><text:span text:style-name="T2">y1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651cm" svg:height="1.27cm" svg:x="9.389cm" svg:y="19.415cm">
          <text:p text:style-name="P1"><text:span text:style-name="T2">y2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651cm" svg:height="1.27cm" svg:x="3.889cm" svg:y="19.415cm">
          <text:p text:style-name="P1"><text:span text:style-name="T2">y3</text:span></text:p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6.081cm" svg:height="1.276cm" svg:x="17.398cm" svg:y="1.248cm">
          <draw:text-box>
            <text:p><text:span text:style-name="T3">“</text:span><text:span text:style-name="T3">I am a student”</text:span></text:p>
          </draw:text-box>
        </draw:frame>
        <draw:frame draw:style-name="gr11" draw:text-style-name="P10" draw:layer="layout" svg:width="7.703cm" svg:height="1.276cm" svg:x="17.383cm" svg:y="19.034cm">
          <draw:text-box>
            <text:p><text:span text:style-name="T3">“</text:span><text:span text:style-name="T3">soy una estudiante”</text:span></text:p>
          </draw:text-box>
        </draw:frame>
        <draw:custom-shape draw:style-name="gr12" draw:text-style-name="P11" draw:layer="layout" svg:width="2.54cm" svg:height="5.588cm" svg:x="24.368cm" svg:y="9.255cm">
          <text:p text:style-name="P1">Extra </text:p>
          <text:p text:style-name="P1">Information</text:p>
          <text:p text:style-name="P1">(all </text:p>
          <text:p text:style-name="P1">hidden </text:p>
          <text:p text:style-name="P1">states)</text:p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1.662cm" svg:height="1.987cm" svg:x="22.59cm" svg:y="11.033cm">
          <draw:text-box>
            <text:p text:style-name="P12"><text:span text:style-name="T4">+</text:span></text:p>
          </draw:text-box>
        </draw:frame>
        <draw:custom-shape draw:style-name="gr14" draw:text-style-name="P8" draw:layer="layout" svg:width="4.731cm" svg:height="7.493cm" svg:x="22.971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3.36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01T22:28:12.777461873</meta:creation-date>
    <dc:date>2020-10-02T00:57:07.538329032</dc:date>
    <meta:editing-duration>PT16M54S</meta:editing-duration>
    <meta:editing-cycles>16</meta:editing-cycles>
    <meta:generator>LibreOffice/6.0.7.3$Linux_X86_64 LibreOffice_project/00m0$Build-3</meta:generator>
    <meta:document-statistic meta:object-count="36"/>
  </office:meta>
</office:document-meta>
</file>